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96in" style:rel-column-width="6752*"/>
    </style:style>
    <style:style style:name="Table1.B" style:family="table-column">
      <style:table-column-properties style:column-width="0.8729in" style:rel-column-width="8547*"/>
    </style:style>
    <style:style style:name="Table1.C" style:family="table-column">
      <style:table-column-properties style:column-width="1.5618in" style:rel-column-width="15292*"/>
    </style:style>
    <style:style style:name="Table1.D" style:family="table-column">
      <style:table-column-properties style:column-width="3.5688in" style:rel-column-width="3494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8125in"/>
    </style:style>
    <style:style style:name="Table2.B" style:family="table-column">
      <style:table-column-properties style:column-width="4.88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17in" table:align="left"/>
    </style:style>
    <style:style style:name="Table4.A" style:family="table-column">
      <style:table-column-properties style:column-width="1.0611in"/>
    </style:style>
    <style:style style:name="Table4.B" style:family="table-column">
      <style:table-column-properties style:column-width="5.630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1in" fo:margin-left="0in" table:align="left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5.1889in"/>
    </style:style>
    <style:style style:name="Table3.C" style:family="table-column">
      <style:table-column-properties style:column-width="0.943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8" style:family="table-row">
      <style:table-row-properties style:min-row-height="0.3056in"/>
    </style:style>
    <style:style style:name="Table5" style:family="table">
      <style:table-properties style:width="6.6951in" fo:margin-left="0in" table:align="left"/>
    </style:style>
    <style:style style:name="Table5.A" style:family="table-column">
      <style:table-column-properties style:column-width="0.5625in"/>
    </style:style>
    <style:style style:name="Table5.B" style:family="table-column">
      <style:table-column-properties style:column-width="5.1889in"/>
    </style:style>
    <style:style style:name="Table5.C" style:family="table-column">
      <style:table-column-properties style:column-width="0.943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3056in"/>
    </style:style>
    <style:style style:name="Table6" style:family="table">
      <style:table-properties style:width="6.6951in" fo:margin-left="0in" table:align="left"/>
    </style:style>
    <style:style style:name="Table6.A" style:family="table-column">
      <style:table-column-properties style:column-width="0.5625in"/>
    </style:style>
    <style:style style:name="Table6.B" style:family="table-column">
      <style:table-column-properties style:column-width="5.1889in"/>
    </style:style>
    <style:style style:name="Table6.C" style:family="table-column">
      <style:table-column-properties style:column-width="0.943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0.3056in"/>
    </style:style>
    <style:style style:name="P1" style:family="paragraph" style:parent-style-name="Text_20_body">
      <style:text-properties officeooo:rsid="000772dd" officeooo:paragraph-rsid="000772dd"/>
    </style:style>
    <style:style style:name="P2" style:family="paragraph" style:parent-style-name="Text_20_body">
      <style:paragraph-properties fo:text-align="end" style:justify-single-word="false"/>
      <style:text-properties officeooo:rsid="000772dd" officeooo:paragraph-rsid="000772dd"/>
    </style:style>
    <style:style style:name="P3" style:family="paragraph" style:parent-style-name="Text_20_body">
      <style:paragraph-properties fo:text-align="end" style:justify-single-word="false"/>
      <style:text-properties fo:font-weight="bold" officeooo:rsid="000772dd" officeooo:paragraph-rsid="000772d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0772dd" officeooo:paragraph-rsid="000772d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08b8fd" officeooo:paragraph-rsid="0008b8fd" style:font-weight-asian="bold" style:font-weight-complex="bold"/>
    </style:style>
    <style:style style:name="P6" style:family="paragraph" style:parent-style-name="Text_20_body">
      <style:text-properties fo:font-weight="bold" officeooo:rsid="004590ad" officeooo:paragraph-rsid="004590ad" style:font-weight-asian="bold" style:font-weight-complex="bold"/>
    </style:style>
    <style:style style:name="P7" style:family="paragraph" style:parent-style-name="Text_20_body">
      <style:text-properties officeooo:paragraph-rsid="0009359f"/>
    </style:style>
    <style:style style:name="P8" style:family="paragraph" style:parent-style-name="Text_20_body">
      <style:text-properties officeooo:paragraph-rsid="000b16c8"/>
    </style:style>
    <style:style style:name="P9" style:family="paragraph" style:parent-style-name="Text_20_body">
      <style:text-properties officeooo:rsid="003c63ae" officeooo:paragraph-rsid="003c98ad"/>
    </style:style>
    <style:style style:name="P10" style:family="paragraph" style:parent-style-name="Text_20_body">
      <style:text-properties officeooo:rsid="003c63ae" officeooo:paragraph-rsid="004590ad"/>
    </style:style>
    <style:style style:name="P11" style:family="paragraph" style:parent-style-name="Text_20_body">
      <style:text-properties officeooo:rsid="001691f3" officeooo:paragraph-rsid="0014d049"/>
    </style:style>
    <style:style style:name="P12" style:family="paragraph" style:parent-style-name="Text_20_body">
      <style:text-properties officeooo:rsid="003c251e" officeooo:paragraph-rsid="003c63ae"/>
    </style:style>
    <style:style style:name="P13" style:family="paragraph" style:parent-style-name="Text_20_body">
      <style:text-properties officeooo:rsid="003c251e" officeooo:paragraph-rsid="004590ad"/>
    </style:style>
    <style:style style:name="P14" style:family="paragraph" style:parent-style-name="Text_20_body">
      <style:text-properties officeooo:paragraph-rsid="0046ecf7"/>
    </style:style>
    <style:style style:name="P15" style:family="paragraph" style:parent-style-name="Subtitle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officeooo:paragraph-rsid="000772dd"/>
    </style:style>
    <style:style style:name="P17" style:family="paragraph" style:parent-style-name="Table_20_Contents">
      <style:paragraph-properties fo:text-align="start" style:justify-single-word="false"/>
      <style:text-properties officeooo:rsid="000772dd" officeooo:paragraph-rsid="000772dd"/>
    </style:style>
    <style:style style:name="P18" style:family="paragraph" style:parent-style-name="Table_20_Contents">
      <style:text-properties fo:font-weight="bold" officeooo:rsid="0009359f" officeooo:paragraph-rsid="0009359f" style:font-weight-asian="bold" style:font-weight-complex="bold"/>
    </style:style>
    <style:style style:name="P19" style:family="paragraph" style:parent-style-name="Table_20_Contents">
      <style:text-properties fo:font-weight="bold" officeooo:rsid="000b16c8" officeooo:paragraph-rsid="000b16c8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b16c8" officeooo:paragraph-rsid="000b16c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b16c8" officeooo:paragraph-rsid="0046ecf7" style:font-weight-asian="bold" style:font-weight-complex="bold"/>
    </style:style>
    <style:style style:name="P22" style:family="paragraph" style:parent-style-name="Table_20_Contents">
      <style:text-properties fo:font-weight="bold" officeooo:rsid="000b16c8" officeooo:paragraph-rsid="0046ecf7" style:font-weight-asian="bold" style:font-weight-complex="bold"/>
    </style:style>
    <style:style style:name="P23" style:family="paragraph" style:parent-style-name="Table_20_Contents">
      <style:text-properties fo:font-weight="bold" officeooo:rsid="000c1761" officeooo:paragraph-rsid="000c1761" style:font-weight-asian="bold" style:font-weight-complex="bold"/>
    </style:style>
    <style:style style:name="P24" style:family="paragraph" style:parent-style-name="Table_20_Contents">
      <style:text-properties fo:font-weight="bold" officeooo:rsid="000c1761" officeooo:paragraph-rsid="0046ecf7" style:font-weight-asian="bold" style:font-weight-complex="bold"/>
    </style:style>
    <style:style style:name="P25" style:family="paragraph" style:parent-style-name="Table_20_Contents">
      <style:text-properties fo:font-weight="bold" officeooo:rsid="004590ad" officeooo:paragraph-rsid="004590ad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officeooo:rsid="00141f62" officeooo:paragraph-rsid="00141f62"/>
    </style:style>
    <style:style style:name="P27" style:family="paragraph" style:parent-style-name="Table_20_Contents">
      <style:text-properties officeooo:rsid="0014d049" officeooo:paragraph-rsid="0014d049"/>
    </style:style>
    <style:style style:name="P28" style:family="paragraph" style:parent-style-name="Table_20_Contents">
      <style:text-properties officeooo:rsid="001f38d8" officeooo:paragraph-rsid="001f38d8"/>
    </style:style>
    <style:style style:name="P29" style:family="paragraph" style:parent-style-name="Table_20_Contents">
      <style:text-properties officeooo:rsid="0027d2f6" officeooo:paragraph-rsid="0027d2f6"/>
    </style:style>
    <style:style style:name="P30" style:family="paragraph" style:parent-style-name="Table_20_Contents">
      <style:paragraph-properties fo:text-align="start" style:justify-single-word="false"/>
      <style:text-properties officeooo:rsid="002a417a" officeooo:paragraph-rsid="002a417a"/>
    </style:style>
    <style:style style:name="P31" style:family="paragraph" style:parent-style-name="Table_20_Contents">
      <style:paragraph-properties fo:text-align="start" style:justify-single-word="false"/>
      <style:text-properties officeooo:rsid="002b02ed" officeooo:paragraph-rsid="002b02ed"/>
    </style:style>
    <style:style style:name="P32" style:family="paragraph" style:parent-style-name="Table_20_Contents">
      <style:text-properties officeooo:rsid="003c98ad" officeooo:paragraph-rsid="003c98ad"/>
    </style:style>
    <style:style style:name="P33" style:family="paragraph" style:parent-style-name="Table_20_Contents">
      <style:text-properties officeooo:rsid="003c98ad" officeooo:paragraph-rsid="0046ecf7"/>
    </style:style>
    <style:style style:name="P34" style:family="paragraph" style:parent-style-name="Table_20_Contents">
      <style:text-properties officeooo:rsid="003da20e" officeooo:paragraph-rsid="0046ecf7"/>
    </style:style>
    <style:style style:name="P35" style:family="paragraph" style:parent-style-name="Table_20_Contents">
      <style:text-properties officeooo:rsid="003f0871" officeooo:paragraph-rsid="0046ecf7"/>
    </style:style>
    <style:style style:name="P36" style:family="paragraph" style:parent-style-name="Table_20_Contents">
      <style:text-properties officeooo:rsid="00408b3c" officeooo:paragraph-rsid="0046ecf7"/>
    </style:style>
    <style:style style:name="P37" style:family="paragraph" style:parent-style-name="Table_20_Contents">
      <style:text-properties officeooo:rsid="0012a103" officeooo:paragraph-rsid="0012a103"/>
    </style:style>
    <style:style style:name="P38" style:family="paragraph" style:parent-style-name="Table_20_Contents">
      <style:text-properties officeooo:paragraph-rsid="0046ecf7"/>
    </style:style>
    <style:style style:name="P3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1" style:family="paragraph" style:parent-style-name="Standard">
      <style:text-properties officeooo:rsid="003c251e" officeooo:paragraph-rsid="004590ad"/>
    </style:style>
    <style:style style:name="P42" style:family="paragraph" style:parent-style-name="Standard">
      <style:text-properties officeooo:rsid="003c63ae" officeooo:paragraph-rsid="004590ad"/>
    </style:style>
    <style:style style:name="P43" style:family="paragraph" style:parent-style-name="Text_20_body">
      <style:text-properties officeooo:rsid="0040b9f1" officeooo:paragraph-rsid="004590ad"/>
    </style:style>
    <style:style style:name="P44" style:family="paragraph" style:parent-style-name="Text_20_body" style:list-style-name="L1">
      <style:text-properties officeooo:rsid="004590ad" officeooo:paragraph-rsid="004590ad"/>
    </style:style>
    <style:style style:name="P45" style:family="paragraph" style:parent-style-name="Text_20_body">
      <style:text-properties officeooo:rsid="004590ad" officeooo:paragraph-rsid="0048742e"/>
    </style:style>
    <style:style style:name="P46" style:family="paragraph" style:parent-style-name="Text_20_body">
      <style:text-properties fo:font-weight="bold" officeooo:rsid="000772dd" officeooo:paragraph-rsid="0048742e" style:font-weight-asian="bold" style:font-weight-complex="bold"/>
    </style:style>
    <style:style style:name="P47" style:family="paragraph" style:parent-style-name="Text_20_body">
      <style:paragraph-properties fo:text-align="end" style:justify-single-word="false"/>
      <style:text-properties officeooo:rsid="0048742e" officeooo:paragraph-rsid="0048742e"/>
    </style:style>
    <style:style style:name="P48" style:family="paragraph" style:parent-style-name="Text_20_body">
      <style:text-properties officeooo:rsid="00489a1e" officeooo:paragraph-rsid="00489a1e"/>
    </style:style>
    <style:style style:name="P49" style:family="paragraph" style:parent-style-name="Text_20_body" style:list-style-name="L2">
      <style:text-properties officeooo:rsid="00494a66" officeooo:paragraph-rsid="00494a66"/>
    </style:style>
    <style:style style:name="P50" style:family="paragraph" style:parent-style-name="Text_20_body">
      <style:text-properties officeooo:rsid="00494a66" officeooo:paragraph-rsid="00494a66"/>
    </style:style>
    <style:style style:name="P51" style:family="paragraph" style:parent-style-name="Text_20_body">
      <style:text-properties officeooo:rsid="0049fb77" officeooo:paragraph-rsid="0049fb77"/>
    </style:style>
    <style:style style:name="P52" style:family="paragraph" style:parent-style-name="Text_20_body" style:list-style-name="L3">
      <style:text-properties officeooo:rsid="0049fb77" officeooo:paragraph-rsid="0049fb77"/>
    </style:style>
    <style:style style:name="P53" style:family="paragraph" style:parent-style-name="Text_20_body" style:list-style-name="L1">
      <style:text-properties officeooo:rsid="0049fb77" officeooo:paragraph-rsid="0049fb77"/>
    </style:style>
    <style:style style:name="P54" style:family="paragraph" style:parent-style-name="Text_20_body" style:list-style-name="L3">
      <style:text-properties officeooo:paragraph-rsid="0049fb77"/>
    </style:style>
    <style:style style:name="P55" style:family="paragraph" style:parent-style-name="Text_20_body" style:list-style-name="L1">
      <style:text-properties officeooo:rsid="004bf3e6" officeooo:paragraph-rsid="004bf3e6"/>
    </style:style>
    <style:style style:name="P56" style:family="paragraph" style:parent-style-name="Text_20_body">
      <style:text-properties officeooo:rsid="004bf3e6" officeooo:paragraph-rsid="004bf3e6"/>
    </style:style>
    <style:style style:name="P57" style:family="paragraph" style:parent-style-name="Text_20_body">
      <style:text-properties officeooo:paragraph-rsid="0046ecf7"/>
    </style:style>
    <style:style style:name="P58" style:family="paragraph" style:parent-style-name="Text_20_body">
      <style:text-properties officeooo:rsid="004c840e" officeooo:paragraph-rsid="004c840e"/>
    </style:style>
    <style:style style:name="P59" style:family="paragraph" style:parent-style-name="Text_20_body">
      <style:text-properties officeooo:paragraph-rsid="004d89a8"/>
    </style:style>
    <style:style style:name="P60" style:family="paragraph" style:parent-style-name="Heading_20_2">
      <style:text-properties officeooo:rsid="0009359f" officeooo:paragraph-rsid="0009359f"/>
    </style:style>
    <style:style style:name="P61" style:family="paragraph" style:parent-style-name="Heading_20_2">
      <style:text-properties officeooo:rsid="000f3c1e" officeooo:paragraph-rsid="004590ad"/>
    </style:style>
    <style:style style:name="P62" style:family="paragraph" style:parent-style-name="Heading_20_2">
      <style:text-properties officeooo:rsid="000a20d7" officeooo:paragraph-rsid="004590ad"/>
    </style:style>
    <style:style style:name="P63" style:family="paragraph" style:parent-style-name="Heading_20_2">
      <style:text-properties officeooo:rsid="000b16c8" officeooo:paragraph-rsid="000b16c8"/>
    </style:style>
    <style:style style:name="P64" style:family="paragraph" style:parent-style-name="Heading_20_2">
      <style:text-properties officeooo:rsid="004590ad" officeooo:paragraph-rsid="004590ad"/>
    </style:style>
    <style:style style:name="P65" style:family="paragraph" style:parent-style-name="Heading_20_2">
      <style:text-properties officeooo:paragraph-rsid="004590ad"/>
    </style:style>
    <style:style style:name="P66" style:family="paragraph" style:parent-style-name="Heading_20_1">
      <style:text-properties officeooo:rsid="0008b8fd" officeooo:paragraph-rsid="0008b8fd"/>
    </style:style>
    <style:style style:name="P67" style:family="paragraph" style:parent-style-name="Heading_20_1">
      <style:text-properties officeooo:rsid="000c1761" officeooo:paragraph-rsid="000b16c8"/>
    </style:style>
    <style:style style:name="P68" style:family="paragraph" style:parent-style-name="Heading_20_1">
      <style:text-properties officeooo:paragraph-rsid="000a20d7"/>
    </style:style>
    <style:style style:name="P69" style:family="paragraph" style:parent-style-name="Table_20_Contents">
      <style:paragraph-properties fo:text-align="start" style:justify-single-word="false"/>
      <style:text-properties officeooo:rsid="0048742e" officeooo:paragraph-rsid="0048742e"/>
    </style:style>
    <style:style style:name="P70" style:family="paragraph" style:parent-style-name="Table_20_Contents">
      <style:text-properties officeooo:rsid="0048742e" officeooo:paragraph-rsid="0048742e"/>
    </style:style>
    <style:style style:name="P71" style:family="paragraph" style:parent-style-name="Table_20_Contents">
      <style:text-properties officeooo:rsid="004bf3e6" officeooo:paragraph-rsid="004bf3e6"/>
    </style:style>
    <style:style style:name="P72" style:family="paragraph" style:parent-style-name="Table_20_Contents">
      <style:text-properties officeooo:rsid="003c98ad" officeooo:paragraph-rsid="003c98ad"/>
    </style:style>
    <style:style style:name="P73" style:family="paragraph" style:parent-style-name="Table_20_Contents">
      <style:text-properties officeooo:rsid="003c98ad" officeooo:paragraph-rsid="004d89a8"/>
    </style:style>
    <style:style style:name="P74" style:family="paragraph" style:parent-style-name="Table_20_Contents">
      <style:text-properties officeooo:rsid="004c840e" officeooo:paragraph-rsid="004c840e"/>
    </style:style>
    <style:style style:name="P75" style:family="paragraph" style:parent-style-name="Table_20_Contents">
      <style:text-properties officeooo:rsid="004c840e" officeooo:paragraph-rsid="004d89a8"/>
    </style:style>
    <style:style style:name="P76" style:family="paragraph" style:parent-style-name="Table_20_Contents">
      <style:text-properties officeooo:rsid="00408b3c" officeooo:paragraph-rsid="0046ecf7"/>
    </style:style>
    <style:style style:name="P77" style:family="paragraph" style:parent-style-name="Table_20_Contents">
      <style:text-properties officeooo:rsid="00408b3c" officeooo:paragraph-rsid="004d89a8"/>
    </style:style>
    <style:style style:name="P78" style:family="paragraph" style:parent-style-name="Table_20_Contents">
      <style:text-properties officeooo:rsid="004d89a8" officeooo:paragraph-rsid="004d89a8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rsid="000b16c8" officeooo:paragraph-rsid="004d89a8" style:font-weight-asian="bold" style:font-weight-complex="bold"/>
    </style:style>
    <style:style style:name="P80" style:family="paragraph" style:parent-style-name="Table_20_Contents">
      <style:text-properties fo:font-weight="bold" officeooo:rsid="000b16c8" officeooo:paragraph-rsid="004d89a8" style:font-weight-asian="bold" style:font-weight-complex="bold"/>
    </style:style>
    <style:style style:name="P81" style:family="paragraph" style:parent-style-name="Table_20_Contents">
      <style:text-properties fo:font-weight="bold" officeooo:rsid="000c1761" officeooo:paragraph-rsid="004d89a8" style:font-weight-asian="bold" style:font-weight-complex="bold"/>
    </style:style>
    <style:style style:name="P82" style:family="paragraph" style:parent-style-name="Table_20_Contents">
      <style:text-properties officeooo:rsid="003da20e" officeooo:paragraph-rsid="004d89a8"/>
    </style:style>
    <style:style style:name="P83" style:family="paragraph" style:parent-style-name="Table_20_Contents">
      <style:text-properties officeooo:rsid="003f0871" officeooo:paragraph-rsid="004d89a8"/>
    </style:style>
    <style:style style:name="P84" style:family="paragraph" style:parent-style-name="Table_20_Contents">
      <style:text-properties officeooo:paragraph-rsid="004d89a8"/>
    </style:style>
    <style:style style:name="T1" style:family="text">
      <style:text-properties officeooo:rsid="000a20d7"/>
    </style:style>
    <style:style style:name="T2" style:family="text">
      <style:text-properties officeooo:rsid="002a417a"/>
    </style:style>
    <style:style style:name="T3" style:family="text">
      <style:text-properties officeooo:rsid="004590ad"/>
    </style:style>
    <style:style style:name="T4" style:family="text">
      <style:text-properties officeooo:rsid="0048742e"/>
    </style:style>
    <style:style style:name="T5" style:family="text">
      <style:text-properties officeooo:rsid="00494a66"/>
    </style:style>
    <style:style style:name="T6" style:family="text">
      <style:text-properties officeooo:rsid="0049fb77"/>
    </style:style>
    <style:style style:name="T7" style:family="text">
      <style:text-properties officeooo:rsid="004bf3e6"/>
    </style:style>
    <style:style style:name="T8" style:family="text">
      <style:text-properties officeooo:rsid="004d89a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29in" fo:text-indent="-0.25in" fo:margin-left="0.542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29in" fo:text-indent="-0.25in" fo:margin-left="0.792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29in" fo:text-indent="-0.25in" fo:margin-left="1.042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29in" fo:text-indent="-0.25in" fo:margin-left="1.292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29in" fo:text-indent="-0.25in" fo:margin-left="1.542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29in" fo:text-indent="-0.25in" fo:margin-left="1.792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29in" fo:text-indent="-0.25in" fo:margin-left="2.042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29in" fo:text-indent="-0.25in" fo:margin-left="2.292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29in" fo:text-indent="-0.25in" fo:margin-left="2.542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29in" fo:text-indent="-0.25in" fo:margin-left="2.7929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<text:tab/><text:span text:style-name="T4">Repair Speed-App</text:span></text:p>
      <text:p text:style-name="Text_20_body"/>
      <text:p text:style-name="Text_20_body"/>
      <text:p text:style-name="P15"/>
      <text:p text:style-name="P15"/>
      <text:p text:style-name="P15"/>
      <text:p text:style-name="P15">User Requirements <text:span text:style-name="T3">Specification </text:span>Document </text:p>
      <text:p text:style-name="P1">DIBRIS – Università di Genova. Scuola Politecnica, Corso di Ingegneria del Software 80154</text:p>
      <text:p text:style-name="P1"/>
      <text:p text:style-name="P1"/>
      <text:p text:style-name="P1"/>
      <text:p text:style-name="P1"/>
      <text:p text:style-name="P46">DATA <text:s text:c="8"/><text:span text:style-name="T2">: 10/03/2019 </text:span></text:p>
      <text:p text:style-name="P46"><text:span text:style-name="T4">VERSION : 1.0</text:span></text:p>
      <text:p text:style-name="P1"/>
      <text:p text:style-name="P1"/>
      <text:p text:style-name="P1"/>
      <text:p text:style-name="P3"><text:s text:c="2"/>Autori <text:s text:c="3"/></text:p>
      <text:p text:style-name="P47">Massimo Narizzano</text:p>
      <text:p text:style-name="P2"/>
      <text:p text:style-name="P4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Versione</text:p>
          </table:table-cell>
          <table:table-cell table:style-name="Table1.A1" office:value-type="string">
            <text:p text:style-name="P17">Data</text:p>
          </table:table-cell>
          <table:table-cell table:style-name="Table1.A1" office:value-type="string">
            <text:p text:style-name="P17">Autori</text:p>
          </table:table-cell>
          <table:table-cell table:style-name="Table1.D1" office:value-type="string">
            <text:p text:style-name="P17">Note</text:p>
          </table:table-cell>
        </table:table-row>
        <table:table-row>
          <table:table-cell table:style-name="Table1.A2" office:value-type="string">
            <text:p text:style-name="P26">1.0</text:p>
          </table:table-cell>
          <table:table-cell table:style-name="Table1.A2" office:value-type="string">
            <text:p text:style-name="P69">10/03/19</text:p>
          </table:table-cell>
          <table:table-cell table:style-name="Table1.A2" office:value-type="string">
            <text:p text:style-name="P69">MN</text:p>
          </table:table-cell>
          <table:table-cell table:style-name="Table1.D2" office:value-type="string">
            <text:p text:style-name="P69">Inizializzazione documento.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</table:table>
      <text:p text:style-name="P4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Indice dei Contenuti</text:index-title-template>
          <text:table-of-content-entry-template text:outline-level="1" text:style-name="Contents_20_1">
            <text:index-entry-chapter text:style-name="Bullet_20_Symbols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 dei Contenuti</text:p>
          </text:index-title>
          <text:p text:style-name="P39"><text:soft-page-break/><text:span text:style-name="Bullet_20_Symbols">1</text:span><text:a xlink:type="simple" xlink:href="#__RefHeading___Toc106_1667604106" text:style-name="Index_20_Link" text:visited-style-name="Index_20_Link">1Introduzione<text:tab/>3</text:a></text:p>
          <text:p text:style-name="P40"><text:a xlink:type="simple" xlink:href="#__RefHeading___Toc108_1667604106" text:style-name="Index_20_Link" text:visited-style-name="Index_20_Link">1.1Scopo del Documento<text:tab/>3</text:a></text:p>
          <text:p text:style-name="P40"><text:a xlink:type="simple" xlink:href="#__RefHeading___Toc110_1667604106" text:style-name="Index_20_Link" text:visited-style-name="Index_20_Link">1.2Ambito Applicativo del Documento<text:tab/>3</text:a></text:p>
          <text:p text:style-name="P40"><text:a xlink:type="simple" xlink:href="#__RefHeading___Toc112_1667604106" text:style-name="Index_20_Link" text:visited-style-name="Index_20_Link">1.3Definizioni e Acronimi<text:tab/>3</text:a></text:p>
          <text:p text:style-name="P40"><text:a xlink:type="simple" xlink:href="#__RefHeading___Toc114_1667604106" text:style-name="Index_20_Link" text:visited-style-name="Index_20_Link">1.4Bibliografia<text:tab/>3</text:a></text:p>
          <text:p text:style-name="P39"><text:span text:style-name="Bullet_20_Symbols">2</text:span><text:a xlink:type="simple" xlink:href="#__RefHeading___Toc222_1667604106" text:style-name="Index_20_Link" text:visited-style-name="Index_20_Link">2Descrizione Generale del Sistema<text:tab/>4</text:a></text:p>
          <text:p text:style-name="P40"><text:a xlink:type="simple" xlink:href="#__RefHeading___Toc224_1667604106" text:style-name="Index_20_Link" text:visited-style-name="Index_20_Link">2.1Contesto e Motivazioni<text:tab/>4</text:a></text:p>
          <text:p text:style-name="P40"><text:a xlink:type="simple" xlink:href="#__RefHeading___Toc226_1667604106" text:style-name="Index_20_Link" text:visited-style-name="Index_20_Link">2.2Obiettivo del progetto<text:tab/>4</text:a></text:p>
          <text:p text:style-name="P40"><text:a xlink:type="simple" xlink:href="#__RefHeading___Toc228_1667604106" text:style-name="Index_20_Link" text:visited-style-name="Index_20_Link">2.3Utenti<text:tab/>4</text:a></text:p>
          <text:p text:style-name="P39"><text:span text:style-name="Bullet_20_Symbols">3</text:span><text:a xlink:type="simple" xlink:href="#__RefHeading___Toc230_1667604106" text:style-name="Index_20_Link" text:visited-style-name="Index_20_Link">3User Requirement<text:tab/>5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66" text:outline-level="1"><text:bookmark-start text:name="__RefHeading___Toc106_1667604106"/><text:soft-page-break/>Intro<text:span text:style-name="T1">duzione</text:span><text:bookmark-end text:name="__RefHeading___Toc106_1667604106"/></text:h>
      <text:h text:style-name="P60" text:outline-level="2"><text:bookmark-start text:name="__RefHeading___Toc108_1667604106"/>Scopo del Documento<text:bookmark-end text:name="__RefHeading___Toc108_1667604106"/></text:h>
      <text:p text:style-name="P45"><text:span text:style-name="T4">In questo documento vengono descritte le funzionalità di un’applicazione chiamata RSA (Repair Speed-App), ovvero un software per la gestione di piccoli interventi casalinghi effettuati dagli operai di una piccola ditta di riparazioni. Il documento è pensato per I clienti e per gli sviluppatori.</text:span></text:p>
      <text:h text:style-name="P61" text:outline-level="2">Overview del documento</text:h>
      <text:p text:style-name="P43">I<text:span text:style-name="T4">l documento è diviso in tre grosse sezioni, introduzione (questa sezione) dove sono elencati anche gli acronimi, la sezione 2 dove viene descritto il progetto ad alto livello e la sezione 3 dove vengono elencati tutti I requisiti che il sistema deve soddisfare.</text:span></text:p>
      <text:h text:style-name="P60" text:outline-level="2"><text:bookmark-start text:name="__RefHeading___Toc112_1667604106"/>Definizioni e Acronimi<text:bookmark-end text:name="__RefHeading___Toc112_16676041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Acronimo-Nome</text:p>
          </table:table-cell>
          <table:table-cell table:style-name="Table2.B1" office:value-type="string">
            <text:p text:style-name="P18">Definizione</text:p>
          </table:table-cell>
        </table:table-row>
        <table:table-row>
          <table:table-cell table:style-name="Table2.A2" office:value-type="string">
            <text:p text:style-name="P27">SE</text:p>
          </table:table-cell>
          <table:table-cell table:style-name="Table2.B2" office:value-type="string">
            <text:p text:style-name="P27">Software Engineering</text:p>
          </table:table-cell>
        </table:table-row>
        <table:table-row>
          <table:table-cell table:style-name="Table2.A2" office:value-type="string">
            <text:p text:style-name="P27">MN</text:p>
          </table:table-cell>
          <table:table-cell table:style-name="Table2.B2" office:value-type="string">
            <text:p text:style-name="P27">Massimo Narizzano</text:p>
          </table:table-cell>
        </table:table-row>
        <table:table-row>
          <table:table-cell table:style-name="Table2.A2" office:value-type="string">
            <text:p text:style-name="P70">RSA</text:p>
          </table:table-cell>
          <table:table-cell table:style-name="Table2.B2" office:value-type="string">
            <text:p text:style-name="P70">Repair Speed-App</text:p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B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B2" office:value-type="string">
            <text:p text:style-name="P29"/>
          </table:table-cell>
        </table:table-row>
      </table:table>
      <text:p text:style-name="P7"/>
      <text:h text:style-name="P60" text:outline-level="2"><text:bookmark-start text:name="__RefHeading___Toc114_1667604106"/>Bibliografia<text:bookmark-end text:name="__RefHeading___Toc114_1667604106"/></text:h>
      <text:p text:style-name="P11"/>
      <text:p text:style-name="P11"/>
      <text:p text:style-name="P11"/>
      <text:p text:style-name="P11"/>
      <text:p text:style-name="P7"><text:bookmark-start text:name="__RefHeading___Toc116_1667604106"/><text:bookmark-end text:name="__RefHeading___Toc116_166760410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68" text:outline-level="1"><text:bookmark-start text:name="__RefHeading___Toc222_1667604106"/><text:soft-page-break/><text:span text:style-name="T1">Descrizione Generale del Sistema</text:span><text:bookmark-end text:name="__RefHeading___Toc222_1667604106"/></text:h>
      <text:p text:style-name="P51">Il sistema repair speed-app è un’applicazione per la gestione di un insieme di artigiani che devono eseguire riparazioni domestiche su richiesta. Il sistema deve interagire con il cliente che richiede un nuovo intervento e con gli artigiani proponendo in tempo reale gli interventi da effettuare e la possibilità di compilare un report che descriva l’intervento effettuato.</text:p>
      <text:h text:style-name="P65" text:outline-level="2"><text:bookmark-start text:name="__RefHeading___Toc224_1667604106"/><text:span text:style-name="T1">Contesto </text:span><text:bookmark-end text:name="__RefHeading___Toc224_1667604106"/></text:h>
      <text:p text:style-name="P48">Una piccola ditta esegue interventi di riparazione per la casa: piccoli interventi di manutenzione elettrica, piccoli interventi di idraulica e carpenteria (riparazione di mobili, pareti in legno/cartongesso). La ditta impiega 3 tipologie di dipendenti: Un segretari<text:span text:style-name="T5">o</text:span>, un amministrativo, diversi artigiani suddivisi in idraulici, elettricisti e carpentieri. Un cliente che ha bisogno di un intervento chiama la segret<text:span text:style-name="T5">eria </text:span>la quale in accordo con il cliente apre una nuova richiesta di intervento registrando il problema e I dati del cliente ed l’artigiano più opportuno. Dopodichè la Segret<text:span text:style-name="T5">eria</text:span> in modo offline prepara un prevetivo che propone al cliente, il quale ha una settimana per accetarlo. Se il cliente accetta il preventivo <text:span text:style-name="T5">si concorda </text:span>una data per l’intervento. Gli artigiani invece ogni mattina recuperano la lista degli interventi e si recano a domicilio per risolvere il problema. <text:s/><text:span text:style-name="T5">Alla fine dell’intervento gli artigiani devono compilare una relazione (cartacea) e farla firmare al cliente. Una volta che l’artigiano riporta la relazione in Segreteria l’amministrazione produce la fattura e la spedisce al cliente, preoccupandosi di controllare che venga pagata.</text:span></text:p>
      <text:h text:style-name="P62" text:outline-level="2">Motivazioni</text:h>
      <text:p text:style-name="P48">In questo flusso di lavoro il cliente ha individuato diverse criticità:</text:p>
      <text:list xml:id="list874478090660426469" text:style-name="L2">
        <text:list-item>
          <text:p text:style-name="P49">La segreteria è un tappo di bottiglia:</text:p>
          <text:list>
            <text:list-item>
              <text:p text:style-name="P49">Può prendere una telefonata alla volta, a meno di non assumere altri segretari. Questo significa perdita di clienti o costi maggiori per il personale extra.</text:p>
            </text:list-item>
            <text:list-item>
              <text:p text:style-name="P49">Deve essere competente per poter individuare il problema al meglio. Rischio di sbagliare artigiano e quindi di non poter risolvere il problema.</text:p>
            </text:list-item>
            <text:list-item>
              <text:p text:style-name="P49">La preparazione del preventivo è troppo lunga: molto spesso il preventivo viene preparato a fine giornata a causa delle troppe chiamate. Rischio di perdita del cliente che nel frattempo scocciato per il troppo attendere ha chiesto altri preventivi.</text:p>
            </text:list-item>
            <text:list-item>
              <text:p text:style-name="P49">L’allocazione degli artigiani è un compito difficile se pensiamo di dover gestire tutte le agende manualmente, considerando ferie, malattie etc. Rischio di caricare troppo alcuni artigiani e lasciarne scarichi altri. </text:p>
            </text:list-item>
          </text:list>
        </text:list-item>
        <text:list-item>
          <text:p text:style-name="P49">La gestione delle agende degli artigiani è poco flessibile: come si possono gestire le urgenze? E se un artigiano si ammala improvvisamente? La riallocazione dell’agenda di un artigiano è un compito oneroso. <text:span text:style-name="T6">I rischi qui sono molteplici, da un carico degli interventi mal distribuito fino ad avere un intervallo di tempo dall’accettazione del preventivo allo svolgimento del lavoro. <text:s/></text:span></text:p>
        </text:list-item>
      </text:list>
      <text:p text:style-name="P50"/>
      <text:h text:style-name="P63" text:outline-level="2"><text:bookmark-start text:name="__RefHeading___Toc226_1667604106"/><text:soft-page-break/>Obiettivo del progetto<text:bookmark-end text:name="__RefHeading___Toc226_1667604106"/></text:h>
      <text:p text:style-name="P51">L’obiettivo è quello di costruire un software che permetta:</text:p>
      <text:list xml:id="list5286086859753812306" text:style-name="L3">
        <text:list-item>
          <text:p text:style-name="P54"><text:span text:style-name="T6">Ad un cliente di sottomettere online una richiesta d’intervento </text:span></text:p>
        </text:list-item>
        <text:list-item>
          <text:p text:style-name="P52">Ad un cliente di accettare un preventivo e scegliere una data dell’intervento.</text:p>
        </text:list-item>
        <text:list-item>
          <text:p text:style-name="P52">Ad un artigiano di gestire automaticamente e in modo dinamico la propria agenda</text:p>
        </text:list-item>
        <text:list-item>
          <text:p text:style-name="P52">Ad un artigiano di gestire digitalmente le proprie relazioni</text:p>
        </text:list-item>
        <text:list-item>
          <text:p text:style-name="P52">Ad un amministrativo di gestire le fatture in modo digitale e automatico</text:p>
        </text:list-item>
      </text:list>
      <text:h text:style-name="P64" text:outline-level="2"><text:bookmark-start text:name="__RefHeading___Toc228_1667604106"/>Stakeholders<text:bookmark-end text:name="__RefHeading___Toc228_1667604106"/></text:h>
      <text:list xml:id="list5899833048242365309" text:style-name="L1">
        <text:list-item>
          <text:p text:style-name="P44"><text:span text:style-name="T6">Amministrativo che vuole un sistema semplificato per gestire le fatture, e per gestire gli utenti (del sistema) sia clienti che artigiani</text:span></text:p>
        </text:list-item>
        <text:list-item>
          <text:p text:style-name="P53">Il capo dell’azienda che vuole avere un sistema che non perda potenziali clienti, permetta un carico di lavoro equidistribuito, aumentando il numero degli interventi al giorno.</text:p>
        </text:list-item>
        <text:list-item>
          <text:p text:style-name="P55">L’artigiano che vuole avere un sistema che gestisca al meglio l’agenda e faciliti l’inserimento delle relazioni avendo I dati del cliente già inseriti e proponendo un template per l’intervento eseguito. </text:p>
        </text:list-item>
        <text:list-item>
          <text:p text:style-name="P55">Segretaria. Anche se la segretaria è una figura che molto probabilmente verrà sostituita quasi completamente dall’applicazione, andrebbe tenuta nel loop poichè è depositaria di tutte le procedure che l’applicazione esegue.</text:p>
        </text:list-item>
      </text:list>
      <text:h text:style-name="P67" text:outline-level="1"><text:bookmark-start text:name="__RefHeading___Toc230_1667604106"/>User Requirement<text:bookmark-end text:name="__RefHeading___Toc230_1667604106"/></text:h>
      <text:p text:style-name="P56">Ad ogni requisito verrà assegnata una priorità secondo questa tabella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PRIORITA’</text:p>
          </table:table-cell>
          <table:table-cell table:style-name="Table4.B1" office:value-type="string">
            <text:p text:style-name="P6">SIGNIFICATO</text:p>
          </table:table-cell>
        </table:table-row>
        <table:table-row>
          <table:table-cell table:style-name="Table4.A2" office:value-type="string">
            <text:p text:style-name="P25">M</text:p>
          </table:table-cell>
          <table:table-cell table:style-name="Table4.B2" office:value-type="string">
            <text:p text:style-name="P13">Mandatory. Requisito Obbligatorio.</text:p>
          </table:table-cell>
        </table:table-row>
        <table:table-row>
          <table:table-cell table:style-name="Table4.A2" office:value-type="string">
            <text:p text:style-name="P25">D</text:p>
          </table:table-cell>
          <table:table-cell table:style-name="Table4.B2" office:value-type="string">
            <text:p text:style-name="P41">Desiderable. Requisito che dovrebbe essere inserito nel sistema, a meno che il costo per implementarla non sia troppo alto.</text:p>
          </table:table-cell>
        </table:table-row>
        <table:table-row>
          <table:table-cell table:style-name="Table4.A2" office:value-type="string">
            <text:p text:style-name="P25">O</text:p>
          </table:table-cell>
          <table:table-cell table:style-name="Table4.B2" office:value-type="string">
            <text:p text:style-name="P42">Optional. Una funzionalità marcata con O può essere inserita nel sistema, a discrezione del <text:span text:style-name="T3">m</text:span>anager del progetto. Ad esempio se il tempo di sviluppo è minore di quello previsto oppure se il costo per implementarla non è troppo alto.</text:p>
          </table:table-cell>
        </table:table-row>
        <table:table-row>
          <table:table-cell table:style-name="Table4.A2" office:value-type="string">
            <text:p text:style-name="P25">E</text:p>
          </table:table-cell>
          <table:table-cell table:style-name="Table4.B2" office:value-type="string">
            <text:p text:style-name="P10">future Enhancement. Questo requisito viene lasciato per la prossima release.</text:p>
          </table:table-cell>
        </table:table-row>
      </table:table>
      <text:p text:style-name="P12"/>
      <text:p text:style-name="P56">Anche se il sistema è composto da un unico modulo, I requisiti verranno divisi per gruppo di interesse. Ad esempio I requisiti di interesse per un Amministrativo saranno etichettati come A.xx dove la prima lettera indica il gruppo di interesse, mentre I numeri dopo il punto rappresentano un numero univoco. I 3 gruppi di interesse sono : S (Segreteria/Amministrativo), C (cliente), A(Artigiano) .</text:p>
      <text:p text:style-name="P9"><text:soft-page-break/><text:s text:c="5"/></text:p>
      <text:p text:style-name="P9"><text:s/></text:p>
      <text:h text:style-name="Heading_20_2" text:outline-level="2"><text:span text:style-name="T8">R</text:span>equisiti per il cliente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ID</text:p>
          </table:table-cell>
          <table:table-cell table:style-name="Table3.A1" office:value-type="string">
            <text:p text:style-name="P19">DESCRIZIONE</text:p>
          </table:table-cell>
          <table:table-cell table:style-name="Table3.C1" office:value-type="string">
            <text:p text:style-name="P23">PRIORITA’</text:p>
          </table:table-cell>
        </table:table-row>
        <table:table-row>
          <table:table-cell table:style-name="Table3.A2" office:value-type="string">
            <text:p text:style-name="P71">C.1</text:p>
          </table:table-cell>
          <table:table-cell table:style-name="Table3.A2" office:value-type="string">
            <text:p text:style-name="P71">Permette al cliente di collegarsi all’applicazione anche in modalià remota.</text:p>
          </table:table-cell>
          <table:table-cell table:style-name="Table3.C2" office:value-type="string">
            <text:p text:style-name="P32">M</text:p>
            <text:p text:style-name="P32"/>
          </table:table-cell>
        </table:table-row>
        <table:table-row>
          <table:table-cell table:style-name="Table3.A2" office:value-type="string">
            <text:p text:style-name="P71">C.2</text:p>
          </table:table-cell>
          <table:table-cell table:style-name="Table3.A2" office:value-type="string">
            <text:p text:style-name="P71">Permetta ad un cliente di registrarsi con pochi dati: nome cognome, telefono </text:p>
          </table:table-cell>
          <table:table-cell table:style-name="Table3.C2" office:value-type="string">
            <text:p text:style-name="P36">….</text:p>
          </table:table-cell>
        </table:table-row>
        <table:table-row>
          <table:table-cell table:style-name="Table3.A2" office:value-type="string">
            <text:p text:style-name="P71">C.3</text:p>
          </table:table-cell>
          <table:table-cell table:style-name="Table3.A2" office:value-type="string">
            <text:p text:style-name="P71">Permetta ad un cliente registrato di accettare preventivi</text:p>
          </table:table-cell>
          <table:table-cell table:style-name="Table3.C2" office:value-type="string">
            <text:p text:style-name="P36">….</text:p>
          </table:table-cell>
        </table:table-row>
        <table:table-row>
          <table:table-cell table:style-name="Table3.A2" office:value-type="string">
            <text:p text:style-name="P71">C.4</text:p>
          </table:table-cell>
          <table:table-cell table:style-name="Table3.A2" office:value-type="string">
            <text:p text:style-name="P71">Permetta ad un cliente non registrato di fare preventivi </text:p>
          </table:table-cell>
          <table:table-cell table:style-name="Table3.C2" office:value-type="string">
            <text:p text:style-name="P36">….</text:p>
          </table:table-cell>
        </table:table-row>
        <table:table-row>
          <table:table-cell table:style-name="Table3.A2" office:value-type="string">
            <text:p text:style-name="P37"><text:span text:style-name="T7">C.</text:span>5</text:p>
          </table:table-cell>
          <table:table-cell table:style-name="Table3.A2" office:value-type="string">
            <text:p text:style-name="P71">Permetta ad un cliente registrato, in seguito all’accettazione di un preventivo, di compilare una richiesta d’intervento.</text:p>
          </table:table-cell>
          <table:table-cell table:style-name="Table3.C2" office:value-type="string">
            <text:p text:style-name="P36">….</text:p>
          </table:table-cell>
        </table:table-row>
        <table:table-row>
          <table:table-cell table:style-name="Table3.A2" office:value-type="string">
            <text:p text:style-name="P71">C.6</text:p>
          </table:table-cell>
          <table:table-cell table:style-name="Table3.A2" office:value-type="string">
            <text:p text:style-name="P74">Permetta la scelta di una data in cui eseguire un’intervento</text:p>
          </table:table-cell>
          <table:table-cell table:style-name="Table3.C2" office:value-type="string">
            <text:p text:style-name="P36">….</text:p>
          </table:table-cell>
        </table:table-row>
        <table:table-row table:style-name="Table3.8">
          <table:table-cell table:style-name="Table3.A2" office:value-type="string">
            <text:p text:style-name="P74">7</text:p>
          </table:table-cell>
          <table:table-cell table:style-name="Table3.A2" office:value-type="string">
            <text:p text:style-name="P74">Permetta di scegliere se eseguire l’intervento di mattina o pomeriggio</text:p>
          </table:table-cell>
          <table:table-cell table:style-name="Table3.C2" office:value-type="string">
            <text:p text:style-name="P36">….</text:p>
          </table:table-cell>
        </table:table-row>
        <table:table-row>
          <table:table-cell table:style-name="Table3.A2" office:value-type="string">
            <text:p text:style-name="P74">C.8</text:p>
          </table:table-cell>
          <table:table-cell table:style-name="Table3.A2" office:value-type="string">
            <text:p text:style-name="P74">Permetta al cliente tramite una ricerca giudata di descrivere al meglio il problema.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74">C.9</text:p>
          </table:table-cell>
          <table:table-cell table:style-name="Table3.A2" office:value-type="string">
            <text:p text:style-name="P74">Permetta di scegliere la tipologia di problema da un elenco.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74">C.10</text:p>
          </table:table-cell>
          <table:table-cell table:style-name="Table3.A2" office:value-type="string">
            <text:p text:style-name="P71">Ad inizio giornata mandi un messaggio al cliente indicando un’ora approssimativa di intervento, che viene calcolata in base al numero degli interventi e al numero degli artigiani.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78">C11</text:p>
          </table:table-cell>
          <table:table-cell table:style-name="Table3.A2" office:value-type="string">
            <text:p text:style-name="P78">A fini statistici, registra I preventivi non accettati.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1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1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1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h text:style-name="Heading_20_2" text:outline-level="2"><text:soft-page-break/><text:span text:style-name="T8">Requisiti per l’</text:span>artigiano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1">ID</text:p>
          </table:table-cell>
          <table:table-cell table:style-name="Table5.A1" office:value-type="string">
            <text:p text:style-name="P22">DESCRIZIONE</text:p>
          </table:table-cell>
          <table:table-cell table:style-name="Table5.C1" office:value-type="string">
            <text:p text:style-name="P24">PRIORITA’</text:p>
          </table:table-cell>
        </table:table-row>
        <table:table-row>
          <table:table-cell table:style-name="Table5.A2" office:value-type="string">
            <text:p text:style-name="P74">A.1</text:p>
          </table:table-cell>
          <table:table-cell table:style-name="Table5.A2" office:value-type="string">
            <text:p text:style-name="P74"><text:span text:style-name="T8">Il sistema a</text:span>ssegna <text:span text:style-name="T8">automaticamente </text:span>ad un artigiano un intervento in base ad una lista degli interventi divisa per data. <text:span text:style-name="T8">Da una lista di interventi sceglie il più vicino all’ultimo intervento effettuato.</text:span> </text:p>
          </table:table-cell>
          <table:table-cell table:style-name="Table5.C2" office:value-type="string">
            <text:p text:style-name="P33">M</text:p>
          </table:table-cell>
        </table:table-row>
        <table:table-row>
          <table:table-cell table:style-name="Table5.A2" office:value-type="string">
            <text:p text:style-name="P74">A.2</text:p>
          </table:table-cell>
          <table:table-cell table:style-name="Table5.A2" office:value-type="string">
            <text:p text:style-name="P74">Permette all’artigiano di compilare una relazione in base ad un intervento</text:p>
          </table:table-cell>
          <table:table-cell table:style-name="Table5.C2" office:value-type="string">
            <text:p text:style-name="P36">….</text:p>
          </table:table-cell>
        </table:table-row>
        <table:table-row>
          <table:table-cell table:style-name="Table5.A2" office:value-type="string">
            <text:p text:style-name="P74">A.3</text:p>
          </table:table-cell>
          <table:table-cell table:style-name="Table5.A2" office:value-type="string">
            <text:p text:style-name="P74">Visualizzare una richiesta di intervento</text:p>
          </table:table-cell>
          <table:table-cell table:style-name="Table5.C2" office:value-type="string">
            <text:p text:style-name="P36">….</text:p>
          </table:table-cell>
        </table:table-row>
        <table:table-row>
          <table:table-cell table:style-name="Table5.A2" office:value-type="string">
            <text:p text:style-name="P74">A.4</text:p>
          </table:table-cell>
          <table:table-cell table:style-name="Table5.A2" office:value-type="string">
            <text:p text:style-name="P78">Permette la chiusura di un intervento</text:p>
          </table:table-cell>
          <table:table-cell table:style-name="Table5.C2" office:value-type="string">
            <text:p text:style-name="P36">….</text:p>
          </table:table-cell>
        </table:table-row>
        <table:table-row>
          <table:table-cell table:style-name="Table5.A2" office:value-type="string">
            <text:p text:style-name="P78">A.5</text:p>
          </table:table-cell>
          <table:table-cell table:style-name="Table5.A2" office:value-type="string">
            <text:p text:style-name="P78">Permette di aprire un nuovo intervento se ad esempio un intervento non può essere completato.</text:p>
          </table:table-cell>
          <table:table-cell table:style-name="Table5.C2" office:value-type="string">
            <text:p text:style-name="P36">….</text:p>
          </table:table-cell>
        </table:table-row>
        <table:table-row>
          <table:table-cell table:style-name="Table5.A2" office:value-type="string">
            <text:p text:style-name="P78">A.6</text:p>
          </table:table-cell>
          <table:table-cell table:style-name="Table5.A2" office:value-type="string">
            <text:p text:style-name="P78">Soltanto un artigiano a cui è stato assegnato una richiesta può compilare la relazione e può chiuderla. Eccezzione vedi requisito S.4</text:p>
          </table:table-cell>
          <table:table-cell table:style-name="Table5.C2" office:value-type="string">
            <text:p text:style-name="P36">….</text:p>
          </table:table-cell>
        </table:table-row>
        <table:table-row table:style-name="Table5.8"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C2" office:value-type="string">
            <text:p text:style-name="P36">….</text:p>
          </table:table-cell>
        </table:table-row>
        <table:table-row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4"/>
          </table:table-cell>
          <table:table-cell table:style-name="Table5.C2" office:value-type="string">
            <text:p text:style-name="P38"/>
          </table:table-cell>
        </table:table-row>
        <table:table-row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4"/>
          </table:table-cell>
          <table:table-cell table:style-name="Table5.C2" office:value-type="string">
            <text:p text:style-name="P38"/>
          </table:table-cell>
        </table:table-row>
        <table:table-row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5"/>
          </table:table-cell>
          <table:table-cell table:style-name="Table5.C2" office:value-type="string">
            <text:p text:style-name="P38"/>
          </table:table-cell>
        </table:table-row>
      </table:table>
      <text:p text:style-name="P14"/>
      <text:p text:style-name="P14"/>
      <text:p text:style-name="P14"/>
      <text:h text:style-name="Heading_20_2" text:outline-level="2">Requisiti per Segreteria/Amministrazione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9">ID</text:p>
          </table:table-cell>
          <table:table-cell table:style-name="Table6.A1" office:value-type="string">
            <text:p text:style-name="P80">DESCRIZIONE</text:p>
          </table:table-cell>
          <table:table-cell table:style-name="Table6.C1" office:value-type="string">
            <text:p text:style-name="P81">PRIORITA’</text:p>
          </table:table-cell>
        </table:table-row>
        <table:table-row>
          <table:table-cell table:style-name="Table6.A2" office:value-type="string">
            <text:p text:style-name="P75"><text:span text:style-name="T8">S</text:span>.1</text:p>
          </table:table-cell>
          <table:table-cell table:style-name="Table6.A2" office:value-type="string">
            <text:p text:style-name="P75"><text:span text:style-name="T8">Permette di visualizzare la lista di richieste d’interventi per una data precisa</text:span> </text:p>
          </table:table-cell>
          <table:table-cell table:style-name="Table6.C2" office:value-type="string">
            <text:p text:style-name="P73">M</text:p>
          </table:table-cell>
        </table:table-row>
        <table:table-row>
          <table:table-cell table:style-name="Table6.A2" office:value-type="string">
            <text:p text:style-name="P75"><text:span text:style-name="T8">S</text:span>.2</text:p>
          </table:table-cell>
          <table:table-cell table:style-name="Table6.A2" office:value-type="string">
            <text:p text:style-name="P75">Permette <text:span text:style-name="T8">di visualizzare la lista di richieste ancora aperte</text:span></text:p>
          </table:table-cell>
          <table:table-cell table:style-name="Table6.C2" office:value-type="string">
            <text:p text:style-name="P77">….</text:p>
          </table:table-cell>
        </table:table-row>
        <table:table-row>
          <table:table-cell table:style-name="Table6.A2" office:value-type="string">
            <text:p text:style-name="P75"><text:span text:style-name="T8">S</text:span>.3</text:p>
          </table:table-cell>
          <table:table-cell table:style-name="Table6.A2" office:value-type="string">
            <text:p text:style-name="P75">Permette <text:span text:style-name="T8">di visualizzare la lista di richieste chiuse</text:span></text:p>
          </table:table-cell>
          <table:table-cell table:style-name="Table6.C2" office:value-type="string">
            <text:p text:style-name="P77">….</text:p>
          </table:table-cell>
        </table:table-row>
        <table:table-row>
          <table:table-cell table:style-name="Table6.A2" office:value-type="string">
            <text:p text:style-name="P75"><text:span text:style-name="T8">S</text:span>.4</text:p>
          </table:table-cell>
          <table:table-cell table:style-name="Table6.A2" office:value-type="string">
            <text:p text:style-name="P78">Può forzare la chiusura </text:p>
          </table:table-cell>
          <table:table-cell table:style-name="Table6.C2" office:value-type="string">
            <text:p text:style-name="P77">….</text:p>
          </table:table-cell>
        </table:table-row>
        <table:table-row>
          <table:table-cell table:style-name="Table6.A2" office:value-type="string">
            <text:p text:style-name="P78">S.5</text:p>
          </table:table-cell>
          <table:table-cell table:style-name="Table6.A2" office:value-type="string">
            <text:p text:style-name="P78">Permette di aprire un nuovo intervento se ad esempio un intervento non può essere completato.</text:p>
          </table:table-cell>
          <table:table-cell table:style-name="Table6.C2" office:value-type="string">
            <text:p text:style-name="P77">….</text:p>
          </table:table-cell>
        </table:table-row>
        <table:table-row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C2" office:value-type="string">
            <text:p text:style-name="P77">….</text:p>
          </table:table-cell>
        </table:table-row>
        <table:table-row table:style-name="Table6.8"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C2" office:value-type="string">
            <text:p text:style-name="P77">….</text:p>
          </table:table-cell>
        </table:table-row>
        <table:table-row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82"/>
          </table:table-cell>
          <table:table-cell table:style-name="Table6.C2" office:value-type="string">
            <text:p text:style-name="P84"/>
          </table:table-cell>
        </table:table-row>
        <table:table-row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82"/>
          </table:table-cell>
          <table:table-cell table:style-name="Table6.C2" office:value-type="string">
            <text:p text:style-name="P84"/>
          </table:table-cell>
        </table:table-row>
        <table:table-row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83"/>
          </table:table-cell>
          <table:table-cell table:style-name="Table6.C2" office:value-type="string">
            <text:p text:style-name="P84"/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Index_20_Link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3:10:49.475356491</meta:creation-date>
    <dc:date>2019-03-12T18:56:49.297973794</dc:date>
    <meta:editing-duration>PT14H41M44S</meta:editing-duration>
    <meta:editing-cycles>61</meta:editing-cycles>
    <meta:generator>LibreOffice/5.1.6.2$Linux_X86_64 LibreOffice_project/10m0$Build-2</meta:generator>
    <meta:document-statistic meta:table-count="6" meta:image-count="0" meta:object-count="0" meta:page-count="7" meta:paragraph-count="158" meta:word-count="1297" meta:character-count="8415" meta:non-whitespace-character-count="7266"/>
  </office:meta>
</office:document-meta>
</file>